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66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b66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Variable</text:p>
          </table:table-cell>
          <table:table-cell table:style-name="ce1"/>
          <table:table-cell table:style-name="ce1" office:value-type="string" calcext:value-type="string">
            <text:p>Type</text:p>
          </table:table-cell>
          <table:table-cell table:style-name="ce1"/>
          <table:table-cell table:style-name="ce1" office:value-type="string" calcext:value-type="string">
            <text:p>Description</text:p>
          </table:table-cell>
          <table:table-cell table:style-name="ce1"/>
          <table:table-cell table:style-name="ce2" table:number-columns-repeated="4"/>
        </table:table-row>
        <table:table-row table:style-name="ro1">
          <table:table-cell office:value-type="string" calcext:value-type="string">
            <text:p>intPin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Used to store user p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SessionLogging</text:p>
          </table:table-cell>
          <table:table-cell/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Store all session information, obscured user’s name, once session is complete it dumps session information into LogFile_&lt;DATE:TIME&gt;.txt and dbSettin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Identification</text:p>
          </table:table-cell>
          <table:table-cell/>
          <table:table-cell office:value-type="string" calcext:value-type="string">
            <text:p>list</text:p>
          </table:table-cell>
          <table:table-cell/>
          <table:table-cell office:value-type="string" calcext:value-type="string">
            <text:p>Used to store the information recorded from ID scann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rror</text:p>
          </table:table-cell>
          <table:table-cell/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Stores the error type to be put into session strSessionDetai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xtDbConn</text:p>
          </table:table-cell>
          <table:table-cell/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Database connection detai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AdminPinInput</text:p>
          </table:table-cell>
          <table:table-cell/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Stores admin pin entry for use with key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bSettings</text:p>
          </table:table-cell>
          <table:table-cell/>
          <table:table-cell office:value-type="string" calcext:value-type="string">
            <text:p>database</text:p>
          </table:table-cell>
          <table:table-cell/>
          <table:table-cell office:value-type="string" calcext:value-type="string">
            <text:p>Stores core information such as: Admin pin hash, SQL cconnection string, Logging information, API connection st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jCurrentSession</text:p>
          </table:table-cell>
          <table:table-cell/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Stores strIdentification, intPin to verify against SQL results, strCurrentP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CurrentPage</text:p>
          </table:table-cell>
          <table:table-cell/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Stores current page the user is on for use in overrid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Presented</text:p>
          </table:table-cell>
          <table:table-cell/>
          <table:table-cell office:value-type="string" calcext:value-type="string">
            <text:p>list</text:p>
          </table:table-cell>
          <table:table-cell/>
          <table:table-cell office:value-type="string" calcext:value-type="string">
            <text:p>Presents list of items user can pick 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Selected</text:p>
          </table:table-cell>
          <table:table-cell/>
          <table:table-cell office:value-type="string" calcext:value-type="string">
            <text:p>list</text:p>
          </table:table-cell>
          <table:table-cell/>
          <table:table-cell office:value-type="string" calcext:value-type="string">
            <text:p>Saves sele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bInstruct</text:p>
          </table:table-cell>
          <table:table-cell/>
          <table:table-cell office:value-type="string" calcext:value-type="string">
            <text:p>database</text:p>
          </table:table-cell>
          <table:table-cell/>
          <table:table-cell office:value-type="string" calcext:value-type="string">
            <text:p>Sends sql command to foreign databa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nSuccess</text:p>
          </table:table-cell>
          <table:table-cell/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Sets success flag for whether or not the current function succeeded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IDType</text:p>
          </table:table-cell>
          <table:table-cell/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Holds type of ID to determine type of scanning and Ardunio sensors need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stAPICalls</text:p>
          </table:table-cell>
          <table:table-cell/>
          <table:table-cell office:value-type="string" calcext:value-type="string">
            <text:p>list</text:p>
          </table:table-cell>
          <table:table-cell/>
          <table:table-cell office:value-type="string" calcext:value-type="string">
            <text:p>Holds ID information to send off to A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ArdInstruct</text:p>
          </table:table-cell>
          <table:table-cell/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Send instructions to Arduino to prepare for upcoming ac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tnType</text:p>
          </table:table-cell>
          <table:table-cell/>
          <table:table-cell office:value-type="string" calcext:value-type="string">
            <text:p>button</text:p>
          </table:table-cell>
          <table:table-cell/>
          <table:table-cell office:value-type="string" calcext:value-type="string">
            <text:p>Name of button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22:38:25.017000000</meta:creation-date>
    <dc:date>2020-03-08T19:23:03.800000000</dc:date>
    <meta:editing-duration>P1DT19H32M53S</meta:editing-duration>
    <meta:editing-cycles>1</meta:editing-cycles>
    <meta:document-statistic meta:table-count="2" meta:cell-count="54" meta:object-count="0"/>
    <meta:generator>LibreOffice/6.2.3.2$Windows_X86_64 LibreOffice_project/aecc05fe267cc68dde00352a451aa867b3b546ac</meta:generator>
  </office:meta>
</office:document-meta>
</file>